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mcl_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st time</text:p>
          </table:table-cell>
          <table:table-cell office:value-type="string" calcext:value-type="string">
            <text:p><text:s/>this time</text:p>
          </table:table-cell>
          <table:table-cell office:value-type="string" calcext:value-type="string">
            <text:p><text:s/>pub duration</text:p>
          </table:table-cell>
          <table:table-cell office:value-type="string" calcext:value-type="string">
            <text:p>pub duration 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145068" calcext:value-type="float">
            <text:p>0.0145068</text:p>
          </table:table-cell>
          <table:table-cell table:formula="of:=AVERAGE([.C2:.C135])" office:value-type="float" office:value="0.121863526865672" calcext:value-type="float">
            <text:p>0.121863526865672</text:p>
          </table:table-cell>
          <table:table-cell table:formula="of:=MAX([.C2:.C135])" office:value-type="float" office:value="0.212433" calcext:value-type="float">
            <text:p>0.212433</text:p>
          </table:table-cell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202244" calcext:value-type="float">
            <text:p>0.2022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805" calcext:value-type="float">
            <text:p>0.1358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9424" calcext:value-type="float">
            <text:p>0.1794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7941" calcext:value-type="float">
            <text:p>0.1379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85203" calcext:value-type="float">
            <text:p>0.1852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4373" calcext:value-type="float">
            <text:p>0.1343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00645" calcext:value-type="float">
            <text:p>0.1006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6423" calcext:value-type="float">
            <text:p>0.1764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0434" calcext:value-type="float">
            <text:p>0.1704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014" calcext:value-type="float">
            <text:p>0.1320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322" calcext:value-type="float">
            <text:p>0.1403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7106" calcext:value-type="float">
            <text:p>0.1771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179" calcext:value-type="float">
            <text:p>0.1351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3738" calcext:value-type="float">
            <text:p>0.1337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7705" calcext:value-type="float">
            <text:p>0.1777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4576" calcext:value-type="float">
            <text:p>0.1345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507" calcext:value-type="float">
            <text:p>0.1405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7864" calcext:value-type="float">
            <text:p>0.1378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6885" calcext:value-type="float">
            <text:p>0.168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4941" calcext:value-type="float">
            <text:p>0.1749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9749" calcext:value-type="float">
            <text:p>0.1397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641" calcext:value-type="float">
            <text:p>0.1406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8547" calcext:value-type="float">
            <text:p>0.1785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4757" calcext:value-type="float">
            <text:p>0.08847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3921" calcext:value-type="float">
            <text:p>0.1439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86308" calcext:value-type="float">
            <text:p>0.04863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2794" calcext:value-type="float">
            <text:p>0.17279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66295" calcext:value-type="float">
            <text:p>0.086629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8214" calcext:value-type="float">
            <text:p>0.08782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2975" calcext:value-type="float">
            <text:p>0.09229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6699" calcext:value-type="float">
            <text:p>0.0866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819" calcext:value-type="float">
            <text:p>0.1328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60426" calcext:value-type="float">
            <text:p>0.05604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4323" calcext:value-type="float">
            <text:p>0.1243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915" calcext:value-type="float">
            <text:p>0.1359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33126" calcext:value-type="float">
            <text:p>0.04331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8871" calcext:value-type="float">
            <text:p>0.1288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35332" calcext:value-type="float">
            <text:p>0.09353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096" calcext:value-type="float">
            <text:p>0.1350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77139" calcext:value-type="float">
            <text:p>0.04771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358" calcext:value-type="float">
            <text:p>0.1353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50008" calcext:value-type="float">
            <text:p>0.05500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61008" calcext:value-type="float">
            <text:p>0.1610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6983" calcext:value-type="float">
            <text:p>0.08769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0859" calcext:value-type="float">
            <text:p>0.09208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2615" calcext:value-type="float">
            <text:p>0.09226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6347" calcext:value-type="float">
            <text:p>0.0876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403" calcext:value-type="float">
            <text:p>0.1404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6481" calcext:value-type="float">
            <text:p>0.136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22985" calcext:value-type="float">
            <text:p>0.05229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143" calcext:value-type="float">
            <text:p>0.131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907" calcext:value-type="float">
            <text:p>0.0879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59659" calcext:value-type="float">
            <text:p>0.09596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0582" calcext:value-type="float">
            <text:p>0.12058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2196" calcext:value-type="float">
            <text:p>0.09221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7576" calcext:value-type="float">
            <text:p>0.08775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1216" calcext:value-type="float">
            <text:p>0.1312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63266" calcext:value-type="float">
            <text:p>0.09632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68171" calcext:value-type="float">
            <text:p>0.05681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387" calcext:value-type="float">
            <text:p>0.123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721" calcext:value-type="float">
            <text:p>0.0887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44858" calcext:value-type="float">
            <text:p>0.09448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039" calcext:value-type="float">
            <text:p>0.1320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5474" calcext:value-type="float">
            <text:p>0.17547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632" calcext:value-type="float">
            <text:p>0.1326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938" calcext:value-type="float">
            <text:p>0.1409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1816" calcext:value-type="float">
            <text:p>0.1418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9937" calcext:value-type="float">
            <text:p>0.1299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0728" calcext:value-type="float">
            <text:p>0.08707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3799" calcext:value-type="float">
            <text:p>0.1437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38713" calcext:value-type="float">
            <text:p>0.04387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4661" calcext:value-type="float">
            <text:p>0.1446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212122" calcext:value-type="float">
            <text:p>0.2121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8001" calcext:value-type="float">
            <text:p>0.128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964" calcext:value-type="float">
            <text:p>0.1409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67227" calcext:value-type="float">
            <text:p>0.1672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6792" calcext:value-type="float">
            <text:p>0.1367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3861" calcext:value-type="float">
            <text:p>0.1338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3124" calcext:value-type="float">
            <text:p>0.1331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7606" calcext:value-type="float">
            <text:p>0.1376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6298" calcext:value-type="float">
            <text:p>0.1362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4815" calcext:value-type="float">
            <text:p>0.1748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81522" calcext:value-type="float">
            <text:p>0.1815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496" calcext:value-type="float">
            <text:p>0.134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7033" calcext:value-type="float">
            <text:p>0.1370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8349" calcext:value-type="float">
            <text:p>0.1783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144" calcext:value-type="float">
            <text:p>0.1351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0278" calcext:value-type="float">
            <text:p>0.1302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172" calcext:value-type="float">
            <text:p>0.131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80748" calcext:value-type="float">
            <text:p>0.1807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6078" calcext:value-type="float">
            <text:p>0.09260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8314" calcext:value-type="float">
            <text:p>0.1383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63253" calcext:value-type="float">
            <text:p>0.08632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03677" calcext:value-type="float">
            <text:p>0.09036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61596" calcext:value-type="float">
            <text:p>0.05615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61676" calcext:value-type="float">
            <text:p>0.1616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94004" calcext:value-type="float">
            <text:p>0.04940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8585" calcext:value-type="float">
            <text:p>0.1385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61459" calcext:value-type="float">
            <text:p>0.0961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53365" calcext:value-type="float">
            <text:p>0.05533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59778" calcext:value-type="float">
            <text:p>0.1597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00555" calcext:value-type="float">
            <text:p>0.09005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65785" calcext:value-type="float">
            <text:p>0.09657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65052" calcext:value-type="float">
            <text:p>0.08650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9536" calcext:value-type="float">
            <text:p>0.1295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7293" calcext:value-type="float">
            <text:p>0.088729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8937" calcext:value-type="float">
            <text:p>0.1389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302" calcext:value-type="float">
            <text:p>0.0923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9269" calcext:value-type="float">
            <text:p>0.09292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842" calcext:value-type="float">
            <text:p>0.1358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10697" calcext:value-type="float">
            <text:p>0.05106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96178" calcext:value-type="float">
            <text:p>0.08961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3883" calcext:value-type="float">
            <text:p>0.1238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8742" calcext:value-type="float">
            <text:p>0.1287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0912" calcext:value-type="float">
            <text:p>0.08809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06185" calcext:value-type="float">
            <text:p>0.1061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61644" calcext:value-type="float">
            <text:p>0.05616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2338" calcext:value-type="float">
            <text:p>0.1223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31696" calcext:value-type="float">
            <text:p>0.09316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06335" calcext:value-type="float">
            <text:p>0.09063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1358" calcext:value-type="float">
            <text:p>0.1313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4598" calcext:value-type="float">
            <text:p>0.08845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82377" calcext:value-type="float">
            <text:p>0.09823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661" calcext:value-type="float">
            <text:p>0.176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5056" calcext:value-type="float">
            <text:p>0.1450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07168" calcext:value-type="float">
            <text:p>0.1071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211092" calcext:value-type="float">
            <text:p>0.2110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3707" calcext:value-type="float">
            <text:p>0.1337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56699" calcext:value-type="float">
            <text:p>0.09566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1204" calcext:value-type="float">
            <text:p>0.1412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9209" calcext:value-type="float">
            <text:p>0.13920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212433" calcext:value-type="float">
            <text:p>0.2124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954" calcext:value-type="float">
            <text:p>0.139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3T18:00:18.326677570</dc:date>
    <meta:editing-duration>PT9M50S</meta:editing-duration>
    <meta:editing-cycles>1</meta:editing-cycles>
    <meta:document-statistic meta:table-count="1" meta:cell-count="409" meta:object-count="0"/>
    <meta:generator>LibreOffice/6.4.7.2$Linux_X86_64 LibreOffice_project/40$Build-2</meta:generator>
  </office:meta>
</office:document-meta>
</file>